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DejaVu mono" svg:font-family="'DejaVu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DejaVu mono" fo:font-size="9pt" fo:letter-spacing="normal" fo:font-style="normal" fo:font-weight="normal" officeooo:paragraph-rsid="0006c730" fo:background-color="#ffffff" loext:padding="0cm" loext:border="none"/>
    </style:style>
    <style:style style:name="P2" style:family="paragraph" style:parent-style-name="Preformatted_20_Text">
      <style:text-properties fo:font-variant="normal" fo:text-transform="none" fo:color="#000000" style:font-name="DejaVu mono" fo:letter-spacing="normal" officeooo:paragraph-rsid="0006c730" fo:background-color="#ffffff" loext:padding="0cm" loext:border="none"/>
    </style:style>
    <style:style style:name="P3" style:family="paragraph" style:parent-style-name="Preformatted_20_Text">
      <style:text-properties fo:font-variant="normal" fo:text-transform="none" fo:color="#000000" style:font-name="DejaVu mono" fo:font-size="10pt" fo:letter-spacing="normal" officeooo:paragraph-rsid="0006c730" fo:background-color="#ffffff" style:font-size-asian="10pt" style:font-size-complex="10pt" loext:padding="0cm" loext:border="none"/>
    </style:style>
    <style:style style:name="P4" style:family="paragraph" style:parent-style-name="Preformatted_20_Text">
      <style:text-properties fo:font-variant="normal" fo:text-transform="none" fo:color="#000000" style:font-name="DejaVu mono" fo:font-size="10pt" fo:letter-spacing="normal" officeooo:paragraph-rsid="000835c3" fo:background-color="#ffffff" style:font-size-asian="10pt" style:font-size-complex="10pt" loext:padding="0cm" loext:border="none"/>
    </style:style>
    <style:style style:name="P5" style:family="paragraph" style:parent-style-name="Preformatted_20_Text">
      <style:text-properties fo:font-variant="normal" fo:text-transform="none" fo:color="#000000" style:font-name="DejaVu mono" fo:font-size="10pt" fo:letter-spacing="normal" fo:font-style="normal" fo:font-weight="normal" officeooo:paragraph-rsid="0006c730" fo:background-color="#ffffff" style:font-size-asian="10pt" style:font-size-complex="10pt" loext:padding="0cm" loext:border="none"/>
    </style:style>
    <style:style style:name="P6" style:family="paragraph" style:parent-style-name="Preformatted_20_Text">
      <style:text-properties fo:color="#000000" style:font-name="DejaVu mono" officeooo:paragraph-rsid="0006c730"/>
    </style:style>
    <style:style style:name="P7" style:family="paragraph" style:parent-style-name="Preformatted_20_Text">
      <style:text-properties fo:color="#000000" style:font-name="DejaVu mono" fo:font-size="10pt" officeooo:paragraph-rsid="000835c3" style:font-size-asian="10pt" style:font-size-complex="10pt"/>
    </style:style>
    <style:style style:name="P8" style:family="paragraph" style:parent-style-name="Preformatted_20_Text">
      <style:text-properties fo:color="#000000" style:font-name="DejaVu mono" fo:font-size="10pt" officeooo:paragraph-rsid="0006c730" style:font-size-asian="10pt" style:font-size-complex="10pt"/>
    </style:style>
    <style:style style:name="P9" style:family="paragraph" style:parent-style-name="Preformatted_20_Text">
      <style:paragraph-properties fo:margin-left="1.251cm" fo:margin-right="0cm" fo:text-indent="0cm" style:auto-text-indent="false"/>
      <style:text-properties fo:font-variant="normal" fo:text-transform="none" fo:color="#000000" style:font-name="DejaVu mono" fo:font-size="10pt" fo:letter-spacing="normal" fo:font-weight="bold" officeooo:paragraph-rsid="0006c730" fo:background-color="#ffffff" style:font-size-asian="10pt" style:font-weight-asian="bold" style:font-size-complex="10pt" style:font-weight-complex="bold" loext:padding="0cm" loext:border="none"/>
    </style:style>
    <style:style style:name="P10" style:family="paragraph" style:parent-style-name="Preformatted_20_Text">
      <style:paragraph-properties fo:margin-left="1.251cm" fo:margin-right="0cm" fo:text-indent="0cm" style:auto-text-indent="false"/>
      <style:text-properties fo:font-variant="normal" fo:text-transform="none" fo:color="#000000" style:font-name="DejaVu mono" fo:font-size="10pt" fo:letter-spacing="normal" fo:font-style="normal" fo:font-weight="bold" officeooo:paragraph-rsid="0006c730" fo:background-color="#ffffff" style:font-size-asian="10pt" style:font-weight-asian="bold" style:font-size-complex="10pt" style:font-weight-complex="bold" loext:padding="0cm" loext:border="none"/>
    </style:style>
    <style:style style:name="P11" style:family="paragraph" style:parent-style-name="Preformatted_20_Text">
      <style:paragraph-properties fo:margin-left="2.501cm" fo:margin-right="0cm" fo:text-indent="0cm" style:auto-text-indent="false"/>
      <style:text-properties fo:font-variant="normal" fo:text-transform="none" fo:color="#000000" style:font-name="DejaVu mono" fo:font-size="10pt" fo:letter-spacing="normal" fo:font-weight="bold" officeooo:paragraph-rsid="0006c730" fo:background-color="#ffffff" style:font-size-asian="10pt" style:font-weight-asian="bold" style:font-size-complex="10pt" style:font-weight-complex="bold" loext:padding="0cm" loext:border="none"/>
    </style:style>
    <style:style style:name="P12" style:family="paragraph" style:parent-style-name="Preformatted_20_Text">
      <style:paragraph-properties fo:margin-left="2.501cm" fo:margin-right="0cm" fo:text-indent="0cm" style:auto-text-indent="false"/>
      <style:text-properties fo:font-variant="normal" fo:text-transform="none" fo:color="#000000" style:font-name="DejaVu mono" fo:font-size="10pt" fo:letter-spacing="normal" fo:font-style="normal" fo:font-weight="bold" officeooo:paragraph-rsid="0006c730" fo:background-color="#ffffff" style:font-size-asian="10pt" style:font-weight-asian="bold" style:font-size-complex="10pt" style:font-weight-complex="bold" loext:padding="0cm" loext:border="none"/>
    </style:style>
    <style:style style:name="P13" style:family="paragraph" style:parent-style-name="Preformatted_20_Text">
      <style:paragraph-properties fo:margin-left="0cm" fo:margin-right="0cm" fo:text-indent="0cm" style:auto-text-indent="false"/>
      <style:text-properties fo:color="#000000" style:font-name="DejaVu mono" fo:font-size="10pt" officeooo:paragraph-rsid="0006c730" style:font-size-asian="10pt" style:font-size-complex="10pt"/>
    </style:style>
    <style:style style:name="T1" style:family="text">
      <style:text-properties fo:font-variant="normal" fo:text-transform="none" fo:letter-spacing="normal" fo:font-style="normal" fo:font-weight="normal" fo:background-color="#ffffff" loext:char-shading-value="0" loext:padding="0cm" loext:border="none"/>
    </style:style>
    <style:style style:name="T2" style:family="text">
      <style:text-properties fo:font-variant="normal" fo:text-transform="none" fo:letter-spacing="normal" fo:font-style="normal" fo:font-weight="normal" officeooo:rsid="000835c3" fo:background-color="#ffffff" loext:char-shading-value="0" loext:padding="0cm" loext:border="none"/>
    </style:style>
    <style:style style:name="T3" style:family="text">
      <style:text-properties fo:font-variant="normal" fo:text-transform="none" fo:letter-spacing="normal" fo:font-style="normal" fo:font-weight="bold" officeooo:rsid="000835c3" fo:background-color="#ffffff" loext:char-shading-value="0" style:font-weight-asian="bold" style:font-weight-complex="bold" loext:padding="0cm" loext:border="none"/>
    </style:style>
    <style:style style:name="T4" style:family="text">
      <style:text-properties fo:font-variant="normal" fo:text-transform="none" fo:font-size="9pt" fo:letter-spacing="normal" fo:font-style="normal" fo:font-weight="normal" fo:background-color="#ffffff" loext:char-shading-value="0" loext:padding="0cm" loext:border="none"/>
    </style:style>
    <style:style style:name="T5" style:family="text">
      <style:text-properties fo:font-variant="normal" fo:text-transform="none" fo:font-size="9pt" fo:letter-spacing="normal" fo:font-style="normal" fo:font-weight="normal" officeooo:rsid="000835c3" fo:background-color="#ffffff" loext:char-shading-value="0" loext:padding="0cm" loext:border="none"/>
    </style:style>
    <style:style style:name="T6" style:family="text">
      <style:text-properties fo:font-variant="normal" fo:text-transform="none" fo:font-size="16pt" fo:letter-spacing="normal" fo:font-style="normal" fo:font-weight="bold" officeooo:rsid="000835c3" fo:background-color="#ffffff" loext:char-shading-value="0" style:font-size-asian="16pt" style:font-weight-asian="bold" style:font-size-complex="16pt" style:font-weight-complex="bold" loext:padding="0cm" loext:border="none"/>
    </style:style>
    <style:style style:name="T7" style:family="text">
      <style:text-properties officeooo:rsid="000835c3"/>
    </style:style>
    <style:style style:name="T8" style:family="text">
      <style:text-properties fo:font-weight="bold" officeooo:rsid="000835c3" style:font-weight-asian="bold" style:font-weight-complex="bold"/>
    </style:style>
    <style:style style:name="T9" style:family="text">
      <style:text-properties fo:font-size="9pt" fo:font-style="normal"/>
    </style:style>
    <style:style style:name="T10" style:family="text">
      <style:text-properties fo:font-size="9pt" fo:font-style="normal" fo:font-weight="normal"/>
    </style:style>
    <style:style style:name="T11" style:family="text">
      <style:text-properties fo:font-style="normal"/>
    </style:style>
    <style:style style:name="T12" style:family="text">
      <style:text-properties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>Wonderwall</text:span><text:span text:style-name="T2"><text:line-break/>Oasis – 1995. </text:span></text:p>
      <text:p text:style-name="P7"><text:span text:style-name="T2"/></text:p>
      <text:p text:style-name="P7"><text:span text:style-name="T2">e</text:span><text:span text:style-name="T1">m7 <text:s/>G <text:s/>Dsus4 <text:s/>A7sus4 </text:span></text:p>
      <text:p text:style-name="P7"><text:span text:style-name="T1"/></text:p>
      <text:p text:style-name="P3"><text:span text:style-name="T12">Today is gonna be the day that they're gonna throw it back to you</text:span></text:p>
      <text:p text:style-name="P3"><text:span text:style-name="T12">By now you should've somehow realized what you gotta do</text:span></text:p>
      <text:p text:style-name="P5">I don't believe that anybody feels the way I do</text:p>
      <text:p text:style-name="P3"><text:span text:style-name="T12"><text:s text:c="18"/>Cadd9 <text:s text:c="3"/>Dsus4 <text:s text:c="3"/>A7sus4</text:span></text:p>
      <text:p text:style-name="P8"><text:span text:style-name="T1">About you no</text:span><text:span text:style-name="T2">w</text:span></text:p>
      <text:p text:style-name="P3"><text:span text:style-name="T12">Backbeat, the word is on the street that the fire in your heart is out</text:span></text:p>
      <text:p text:style-name="P3"><text:span text:style-name="T12">I'm sure you've heard it all before but you never really had a doubt</text:span></text:p>
      <text:p text:style-name="P5"><text:span text:style-name="T7">I</text:span> don't believe that anybody feels the way I do</text:p>
      <text:p text:style-name="P3"><text:s text:c="17"/><text:span text:style-name="T12">Em7 <text:s text:c="2"/>G <text:s text:c="4"/>Dsus4 <text:s text:c="4"/>A7sus4</text:span></text:p>
      <text:p text:style-name="P5">about you now</text:p>
      <text:p text:style-name="P8"/>
      <text:p text:style-name="P9"><text:s text:c="6"/><text:span text:style-name="T11">Cadd9 <text:s text:c="16"/>Dsus4 <text:s text:c="16"/>Em7</text:span></text:p>
      <text:p text:style-name="P10">And all the roads we have to walk are winding</text:p>
      <text:p text:style-name="P9"><text:s text:c="6"/><text:span text:style-name="T11">Cadd9 <text:s text:c="17"/>Dsus4 <text:s text:c="17"/>Em7</text:span></text:p>
      <text:p text:style-name="P10">And all the lights that lead us there are blinding</text:p>
      <text:p text:style-name="P10">Cadd9 <text:s text:c="15"/>Dsus4</text:p>
      <text:p text:style-name="P10">There are many things that I</text:p>
      <text:p text:style-name="P9"><text:s text:c="9"/><text:span text:style-name="T11">G <text:s text:c="8"/>Dsus4/F# <text:s/>Em7 <text:s text:c="3"/>G <text:s text:c="15"/>A7sus4</text:span></text:p>
      <text:p text:style-name="P10">would like to say to <text:s text:c="3"/>you but I don't know how</text:p>
      <text:p text:style-name="P10"/>
      <text:p text:style-name="P8"/>
      <text:p text:style-name="P11"><text:s text:c="13"/><text:span text:style-name="T11">Cadd9 <text:s/>Em7 <text:s text:c="2"/>G <text:s text:c="11"/>Em7 <text:s text:c="29"/>Cadd9 <text:s text:c="3"/>Em7 <text:s text:c="2"/>G</text:span></text:p>
      <text:p text:style-name="P12">Because maybe <text:s text:c="13"/>You're gonna be the one that saves me</text:p>
      <text:p text:style-name="P11"><text:s text:c="7"/><text:span text:style-name="T11">Em7 <text:s/>Cadd9 <text:s text:c="2"/>Em7 <text:s text:c="2"/>G <text:s text:c="17"/>Em7 <text:s text:c="4"/>Cadd9 <text:s/>Em7 <text:s text:c="2"/>G <text:s/>Em7(hold)</text:span></text:p>
      <text:p text:style-name="P12">And after all <text:s text:c="22"/>You're my wonderwall</text:p>
      <text:p text:style-name="P12"/>
      <text:p text:style-name="P13"/>
      <text:p text:style-name="P3"><text:span text:style-name="T12">Today was gonna be the day but they'll never throw it back to you</text:span></text:p>
      <text:p text:style-name="P3"><text:span text:style-name="T12">By now you should've somehow realized what you're not to do</text:span></text:p>
      <text:p text:style-name="P3"><text:span text:style-name="T12">I don't believe that anybody feels the way I do</text:span></text:p>
      <text:p text:style-name="P4"><text:s text:c="15"/><text:span text:style-name="T12">Cadd9 <text:s text:c="3"/>Dsus4 <text:s text:c="3"/>A7sus4</text:span></text:p>
      <text:p text:style-name="P4"><text:span text:style-name="T12">about you now</text:span></text:p>
      <text:p text:style-name="P8"/>
      <text:p text:style-name="P5"><text:tab/><text:span text:style-name="T8">Prechorus</text:span></text:p>
      <text:p text:style-name="P8"><text:span text:style-name="T1"><text:tab/><text:tab/></text:span><text:span text:style-name="T3">Chorus<text:line-break/><text:tab/><text:tab/>Chorus</text:span><text:span text:style-name="T2"><text:line-break/>Ou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DejaVu mono" svg:font-family="'DejaVu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7-09-17T18:22:50.907275275</meta:creation-date>
    <dc:date>2017-09-17T18:38:36.202784380</dc:date>
    <dc:creator>benutzer </dc:creator>
    <meta:editing-duration>PT15M4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220" meta:character-count="1418" meta:non-whitespace-character-count="881"/>
  </office:meta>
</office:document-meta>
</file>